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4pt" officeooo:paragraph-rsid="001db284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fo:font-size="14pt" officeooo:paragraph-rsid="001db284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fo:font-size="14pt" officeooo:paragraph-rsid="0024b481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fo:font-size="14pt" officeooo:paragraph-rsid="002fc891" style:font-size-asian="14pt" style:font-size-complex="14pt"/>
    </style:style>
    <style:style style:name="P5" style:family="paragraph" style:parent-style-name="Standard" style:master-page-name="Page">
      <style:paragraph-properties fo:line-height="150%" fo:text-align="center" style:justify-single-word="false" style:page-number="auto"/>
      <style:text-properties fo:font-size="14pt" fo:font-weight="bold" officeooo:paragraph-rsid="001db284" style:font-size-asian="14pt" style:font-weight-asian="bold" style:font-size-complex="14pt" style:font-weight-complex="bold"/>
    </style:style>
    <style:style style:name="T1" style:family="text">
      <style:text-properties officeooo:rsid="001db284"/>
    </style:style>
    <style:style style:name="T2" style:family="text">
      <style:text-properties officeooo:rsid="0022165b"/>
    </style:style>
    <style:style style:name="T3" style:family="text">
      <style:text-properties officeooo:rsid="00234be6"/>
    </style:style>
    <style:style style:name="T4" style:family="text">
      <style:text-properties officeooo:rsid="0024b481"/>
    </style:style>
    <style:style style:name="T5" style:family="text">
      <style:text-properties officeooo:rsid="00256005"/>
    </style:style>
    <style:style style:name="T6" style:family="text">
      <style:text-properties officeooo:rsid="0026380d"/>
    </style:style>
    <style:style style:name="T7" style:family="text">
      <style:text-properties officeooo:rsid="00278560"/>
    </style:style>
    <style:style style:name="T8" style:family="text">
      <style:text-properties officeooo:rsid="0028136c"/>
    </style:style>
    <style:style style:name="T9" style:family="text">
      <style:text-properties officeooo:rsid="002b9726"/>
    </style:style>
    <style:style style:name="T10" style:family="text">
      <style:text-properties officeooo:rsid="002d5520"/>
    </style:style>
    <style:style style:name="T11" style:family="text">
      <style:text-properties officeooo:rsid="002d85ca"/>
    </style:style>
    <style:style style:name="T12" style:family="text">
      <style:text-properties officeooo:rsid="002ef037"/>
    </style:style>
    <style:style style:name="T13" style:family="text">
      <style:text-properties officeooo:rsid="002fc891"/>
    </style:style>
    <style:style style:name="T14" style:family="text">
      <style:text-properties officeooo:rsid="0030bc8b"/>
    </style:style>
    <style:style style:name="T15" style:family="text">
      <style:text-properties officeooo:rsid="003270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ВІДГУК</text:span></text:p>
      <text:p text:style-name="P1"><text:span text:style-name="T1"/></text:p>
      <text:p text:style-name="P2"><text:span text:style-name="T1">на дипломний проект</text:span></text:p>
      <text:p text:style-name="P2"><text:span text:style-name="T1">з теми: </text:span><text:span text:style-name="T2">“Програмне забезпечення “Cloud” сховища даних”</text:span></text:p>
      <text:p text:style-name="P2"><text:span text:style-name="T1">студент</text:span><text:span text:style-name="T3">а Вишні Максима Ігоровича</text:span></text:p>
      <text:p text:style-name="P2"><text:span text:style-name="T1">факультету інформаційних технологій і систем</text:span></text:p>
      <text:p text:style-name="P2"><text:span text:style-name="T1">Черкаського державного технологічного університету</text:span></text:p>
      <text:p text:style-name="P2"><text:span text:style-name="T1"/></text:p>
      <text:p text:style-name="P3"><text:span text:style-name="T4"><text:tab/>Дипломний проект </text:span><text:span text:style-name="T5">Вишні Максима Ігоровича присвячений актуальній темі — створенню програмного забезпечення для “Cloud” сховища даних.</text:span></text:p>
      <text:p text:style-name="P3"><text:span text:style-name="T5"><text:tab/></text:span><text:span text:style-name="T6">Програмне забезпечення, розроблене в рамках даного дипломного проекту, </text:span><text:span text:style-name="T7">дозволяє побудувати розподілену мережу для зберігання даних </text:span><text:span text:style-name="T8">із легким її масштабуванням — при додаванні нового вузла в мережу не потрібне переналаштування вже існуючих вузлів.</text:span></text:p>
      <text:p text:style-name="P3"><text:span text:style-name="T8"><text:tab/></text:span><text:span text:style-name="T9">Програмне забезпечення розроблене із оглядом на можливість його модернізації, </text:span><text:span text:style-name="T10">що дозволяє легко розширювати його функціонал і, як наслідок, функціонал безпосередньо мережі.</text:span></text:p>
      <text:p text:style-name="P3"><text:span text:style-name="T10"><text:tab/></text:span><text:span text:style-name="T11">Окрім того, програмне забезпечення створено із </text:span><text:span text:style-name="T12">реалізацією балансування</text:span><text:span text:style-name="T11"> навантаження на вузол.</text:span></text:p>
      <text:p text:style-name="P4"><text:span text:style-name="T11"><text:tab/></text:span><text:span text:style-name="T13">Кваліфікаційна робота заслуговує оцінки “Відмінно” та студент Вишня М. І. заслуговує присвоєння кваліфікації </text:span><text:span text:style-name="T14">бакалавра</text:span><text:span text:style-name="T13"> за фахом «Системне програмування».</text:span></text:p>
      <text:p text:style-name="P1"><text:span text:style-name="T1"/></text:p>
      <text:p text:style-name="P1"><text:span text:style-name="T1">Керівник дипломного проекту<text:tab/><text:tab/><text:tab/>д.т.н., доцент</text:span></text:p>
      <text:p text:style-name="P1"><text:span text:style-name="T1"><text:tab/><text:tab/><text:tab/><text:tab/><text:tab/><text:tab/><text:tab/><text:tab/>В.М. Рудницький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uk" fo:country="U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902in" fo:margin-bottom="0.7902in" fo:margin-left="1.1799in" fo:margin-right="0.5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0T11:19:42</meta:creation-date>
    <dc:date>2013-06-10T11:28:49</dc:date>
    <meta:editing-duration>PT8M14S</meta:editing-duration>
    <meta:editing-cycles>21</meta:editing-cycles>
    <meta:generator>LibreOffice/4.0.2.2$Linux_x86 LibreOffice_project/400m0$Build-2</meta:generator>
    <meta:document-statistic meta:table-count="0" meta:image-count="0" meta:object-count="0" meta:page-count="1" meta:paragraph-count="13" meta:word-count="127" meta:character-count="1074" meta:non-whitespace-character-count="943"/>
  </office:meta>
</office:document-meta>
</file>